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02000000740261E2C68D079932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4" style:family="graphic" style:parent-style-name="standard">
      <style:graphic-properties svg:stroke-width="0.159cm" svg:stroke-color="#ff4000" draw:marker-start-width="0.438cm" draw:marker-end-width="0.4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212cm" svg:stroke-color="#ff4000" draw:marker-start-width="0.518cm" draw:marker-end-width="0.518cm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41.399cm" svg:height="18.611cm" draw:transform="rotate (-1.56381500978692) translate (19.811cm -0.424cm)">
          <draw:image xlink:href="Pictures/100000000000102000000740261E2C68D0799321.jpg" xlink:type="simple" xlink:show="embed" xlink:actuate="onLoad" loext:mime-type="image/jpeg">
            <text:p/>
          </draw:image>
        </draw:frame>
        <draw:connector draw:style-name="gr2" draw:text-style-name="P2" draw:layer="layout" svg:x1="19.956cm" svg:y1="20.274cm" svg:x2="19.956cm" svg:y2="20.274cm" draw:start-shape="id1" draw:end-shape="id1" svg:d="M19956 20274z" svg:viewBox="0 0 1 1">
          <text:p/>
        </draw:connector>
        <draw:connector draw:style-name="gr3" draw:text-style-name="P3" draw:layer="layout" draw:type="curve" svg:x1="19.956cm" svg:y1="20.274cm" svg:x2="19.956cm" svg:y2="20.274cm" draw:start-shape="id1" draw:end-shape="id1" svg:d="M19956 20274z" svg:viewBox="0 0 1 1">
          <text:p/>
        </draw:connector>
        <draw:connector draw:style-name="gr4" draw:text-style-name="P2" draw:layer="layout" svg:x1="19.956cm" svg:y1="20.274cm" svg:x2="19.956cm" svg:y2="20.274cm" draw:start-shape="id1" draw:end-shape="id1" svg:d="M19956 20274z" svg:viewBox="0 0 1 1">
          <text:p/>
        </draw:connector>
        <draw:connector draw:style-name="gr5" draw:text-style-name="P2" draw:layer="layout" svg:x1="19.956cm" svg:y1="20.274cm" svg:x2="19.956cm" svg:y2="20.274cm" draw:start-shape="id1" draw:end-shape="id1" svg:d="M19956 20274z" svg:viewBox="0 0 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1" draw:fill-hatch-name="Hatching_20_46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9T17:24:04.268103561</dc:date>
    <meta:editing-duration>PT21M54S</meta:editing-duration>
    <meta:editing-cycles>3</meta:editing-cycles>
    <meta:generator>LibreOffice/6.4.7.2$Linux_X86_64 LibreOffice_project/40$Build-2</meta:generator>
    <meta:document-statistic meta:object-count="5"/>
  </office:meta>
</office:document-meta>
</file>